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d903"/>
    </style:style>
    <style:style style:name="P2" style:family="paragraph" style:parent-style-name="Standard">
      <style:text-properties officeooo:paragraph-rsid="001b5e8c"/>
    </style:style>
    <style:style style:name="P3" style:family="paragraph" style:parent-style-name="Standard">
      <style:text-properties fo:font-weight="bold" officeooo:paragraph-rsid="001b5e8c" style:font-weight-asian="bold" style:font-weight-complex="bold"/>
    </style:style>
    <style:style style:name="T1" style:family="text">
      <style:text-properties officeooo:rsid="001ad903"/>
    </style:style>
    <style:style style:name="T2" style:family="text">
      <style:text-properties officeooo:rsid="001b5e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otel Zargo [ Ignacio Cerdá Sánchez, Noel Clemente Montero, Gorka Jemeno Garrachón, Pablo Olivera Zaldua, Álvaro Sáez Hernando, Luis Valero Martín ]</text:span></text:p>
      <text:p text:style-name="P1"><text:span text:style-name="T1"/></text:p>
      <text:p text:style-name="P2"><text:span text:style-name="T2">1 Reservas</text:span></text:p>
      <text:p text:style-name="P2"><text:span text:style-name="T2">1.1: Alta de reserva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1.2: Baja de reserva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1.3: Modificar reserva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</text:span></text:p>
      <text:p text:style-name="P2"><text:span text:style-name="T2">1.4: Listar reservas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/></text:p>
      <text:p text:style-name="P2"><text:span text:style-name="T2">1.5: Buscar disponibilidad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1.6: Hacer efectiva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2 Habitaciones</text:span></text:p>
      <text:p text:style-name="P2"><text:span text:style-name="T2">2.1: Alta de habitación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2.2: Baja de habitación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2.3: Modificar habitación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2.4: Listar habitaciones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3 Empleado</text:span></text:p>
      <text:p text:style-name="P2"><text:span text:style-name="T2">3.1: Alta de empleado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</text:span></text:p>
      <text:p text:style-name="P2"><text:span text:style-name="T2">3.2: Baja de empleado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</text:span></text:p>
      <text:p text:style-name="P2"><text:span text:style-name="T2"/></text:p>
      <text:p text:style-name="P2"><text:span text:style-name="T2"/></text:p>
      <text:p text:style-name="P2"><text:soft-page-break/><text:span text:style-name="T2">3.3: Modificar empleado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</text:span></text:p>
      <text:p text:style-name="P2"><text:span text:style-name="T2">3.4: Listar empleados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</text:span></text:p>
      <text:p text:style-name="P2"><text:span text:style-name="T2">4 Cliente</text:span></text:p>
      <text:p text:style-name="P2"><text:span text:style-name="T2">4.1: Alta de cliente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</text:span></text:p>
      <text:p text:style-name="P2"><text:span text:style-name="T2">4.2: Baja de cliente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</text:span></text:p>
      <text:p text:style-name="P2"><text:span text:style-name="T2">4.3: Modificar cliente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</text:span></text:p>
      <text:p text:style-name="P2"><text:span text:style-name="T2">4.4: Listar clientes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5 Turno</text:span></text:p>
      <text:p text:style-name="P2"><text:span text:style-name="T2">5.1: Alta de turno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</text:span></text:p>
      <text:p text:style-name="P2"><text:span text:style-name="T2">5.2: Baja de turno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</text:span></text:p>
      <text:p text:style-name="P2"><text:span text:style-name="T2">5.3: Modificar turno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</text:span></text:p>
      <text:p text:style-name="P2"><text:span text:style-name="T2">5.4: Listar turnos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</text:span></text:p>
      <text:p text:style-name="P2"><text:span text:style-name="T2">6 Servicios hotel</text:span></text:p>
      <text:p text:style-name="P2"><text:span text:style-name="T2">6.1: Alta de servicio hotel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</text:span></text:p>
      <text:p text:style-name="P2"><text:span text:style-name="T2">6.2: Baja de servicio hotel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</text:span></text:p>
      <text:p text:style-name="P2"><text:span text:style-name="T2"/></text:p>
      <text:p text:style-name="P2"><text:span text:style-name="T2"/></text:p>
      <text:p text:style-name="P2"><text:soft-page-break/><text:span text:style-name="T2">6.3: Modificar servicio hotel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</text:span></text:p>
      <text:p text:style-name="P2"><text:span text:style-name="T2">6.4: Listar servicios hotel</text:span></text:p>
      <text:p text:style-name="P2"><text:span text:style-name="T2"><text:tab/>Funciona: <text:tab/>si<text:tab/>no</text:span></text:p>
      <text:p text:style-name="P2"><text:span text:style-name="T2"><text:tab/>Observaciones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el </meta:initial-creator>
    <meta:creation-date>2013-05-22T10:53:04</meta:creation-date>
    <dc:date>2013-05-22T11:14:44</dc:date>
    <dc:creator>Noel </dc:creator>
    <meta:editing-duration>PT10M18S</meta:editing-duration>
    <meta:editing-cycles>2</meta:editing-cycles>
    <meta:generator>LibreOffice/4.0.2.2$Linux_x86 LibreOffice_project/400m0$Build-2</meta:generator>
    <meta:document-statistic meta:table-count="0" meta:image-count="0" meta:object-count="0" meta:page-count="5" meta:paragraph-count="100" meta:word-count="233" meta:character-count="1652" meta:non-whitespace-character-count="1395"/>
  </office:meta>
</office:document-meta>
</file>